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5-03-18 0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5-02-12 1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5-01-15 0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4-12-11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4-11-14 0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4-10-15 0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4-09-12 1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4-08-15 0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4-07-10 0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4-06-11 1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4-04-10 0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4-03-11 0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4-02-06 1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4-01-10 1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3-12-12 1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3-11-09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3-10-09 1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3-09-12 1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3-07-12 1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3-06-07 0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3-05-11 1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3-04-11 0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3-03-07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3-02-07 1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3-01-11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2-12-14 0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2-10-13 0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2-09-13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2-08-10 0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2-06-14 0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2-05-11 0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2-04-12 1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2-03-16 0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2-02-09 0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2-01-11 0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1-10-13 0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1-07-14 0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1-04-15 0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1-01-05 0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0-10-08 0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0-07-08 0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0-06-02 1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0-03-03 0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0-02-04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20-01-09 0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96" meta:object-count="0"/>
    <meta:user-defined meta:name="AppVersion">3.0</meta:user-defined>
  </office:meta>
</office:document-meta>
</file>